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P508" style:parent-style-name="normal1" style:family="paragraph">
      <style:text-properties fo:language="en" fo:country="US"/>
    </style:style>
    <style:style style:name="P509" style:parent-style-name="normal1" style:family="paragraph">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size="9pt" style:font-size-asian="9pt" style:font-size-complex="9pt"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language="en" fo:country="US"/>
    </style:style>
    <style:style style:name="P540" style:parent-style-name="normal1" style:family="paragraph">
      <style:text-properties fo:language="en" fo:country="US"/>
    </style:style>
    <style:style style:name="P541" style:parent-style-name="normal1" style:family="paragraph">
      <style:text-properties fo:language="en" fo:country="US"/>
    </style:style>
    <style:style style:name="P542" style:parent-style-name="normal1" style:family="paragraph">
      <style:text-properties fo:language="en" fo:country="US"/>
    </style:style>
    <style:style style:name="T543" style:parent-style-name="DefaultParagraphFont" style:family="text">
      <style:text-properties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font-size="9pt" style:font-size-asian="9pt" style:font-size-complex="9pt" fo:language="en" fo:country="US"/>
    </style:style>
    <style:style style:name="T546" style:parent-style-name="DefaultParagraphFont" style:family="text">
      <style:text-properties fo:font-weight="bold" style:font-weight-asian="bold" style:font-weight-complex="bold" fo:font-size="9pt" style:font-size-asian="9pt" style:font-size-complex="9pt" fo:language="en" fo:country="US"/>
    </style:style>
    <style:style style:name="T547" style:parent-style-name="DefaultParagraphFont" style:family="text">
      <style:text-properties fo:language="en" fo:country="US"/>
    </style:style>
    <style:style style:name="T548" style:parent-style-name="DefaultParagraphFont" style:family="text">
      <style:text-properties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P550" style:parent-style-name="normal1" style:family="paragraph">
      <style:text-properties fo:font-size="9pt" style:font-size-asian="9pt" style:font-size-complex="9pt" fo:language="en" fo:country="US"/>
    </style:style>
    <style:style style:name="P551" style:parent-style-name="normal1" style:family="paragraph">
      <style:text-properties fo:language="en" fo:country="US"/>
    </style:style>
    <style:style style:name="T552" style:parent-style-name="DefaultParagraphFont" style:family="text">
      <style:text-properties fo:font-size="9pt" style:font-size-asian="9pt" style:font-size-complex="9pt" fo:language="en" fo:country="US"/>
    </style:style>
    <style:style style:name="T553" style:parent-style-name="DefaultParagraphFont" style:family="text">
      <style:text-properties fo:font-weight="bold" style:font-weight-asian="bold" style:font-weight-complex="bold" fo:font-size="9pt" style:font-size-asian="9pt" style:font-size-complex="9pt" fo:language="en" fo:country="US"/>
    </style:style>
    <style:style style:name="T554" style:parent-style-name="DefaultParagraphFont" style:family="text">
      <style:text-properties fo:font-size="9pt" style:font-size-asian="9pt" style:font-size-complex="9pt" fo:language="en" fo:country="US"/>
    </style:style>
    <style:style style:name="T555" style:parent-style-name="DefaultParagraphFont" style:family="text">
      <style:text-properties fo:font-weight="bold" style:font-weight-asian="bold" style:font-weight-complex="bold" fo:font-size="9pt" style:font-size-asian="9pt" style:font-size-complex="9pt" fo:language="en" fo:country="US"/>
    </style:style>
    <style:style style:name="T556" style:parent-style-name="DefaultParagraphFont" style:family="text">
      <style:text-properties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size="9pt" style:font-size-asian="9pt" style:font-size-complex="9pt"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font-weight="bold" style:font-weight-asian="bold" style:font-weight-complex="bold" fo:language="en" fo:country="US"/>
    </style:style>
    <style:style style:name="P592" style:parent-style-name="normal1" style:family="paragraph">
      <style:text-properties fo:font-size="10pt" style:font-size-asian="10pt" style:font-size-complex="10pt" fo:language="en" fo:country="US"/>
    </style:style>
    <style:style style:name="T593" style:parent-style-name="DefaultParagraphFont" style:family="text">
      <style:text-properties fo:font-weight="bold" style:font-weight-asian="bold" style:font-weight-complex="bold" fo:font-size="8pt" style:font-size-asian="8pt" style:font-size-complex="8pt" fo:language="en" fo:country="US"/>
    </style:style>
    <style:style style:name="T594" style:parent-style-name="DefaultParagraphFont" style:family="text">
      <style:text-properties fo:font-size="8pt" style:font-size-asian="8pt" style:font-size-complex="8pt" fo:language="en" fo:country="US"/>
    </style:style>
    <style:style style:name="T595" style:parent-style-name="DefaultParagraphFont" style:family="text">
      <style:text-properties fo:font-weight="bold" style:font-weight-asian="bold" fo:font-size="8pt" style:font-size-asian="8pt" style:font-size-complex="8pt" fo:language="en" fo:country="US"/>
    </style:style>
    <style:style style:name="T596" style:parent-style-name="DefaultParagraphFont" style:family="text">
      <style:text-properties fo:font-weight="bold" style:font-weight-asian="bold" style:font-weight-complex="bold" fo:font-size="8pt" style:font-size-asian="8pt" style:font-size-complex="8pt" fo:language="en" fo:country="US"/>
    </style:style>
    <style:style style:name="T597" style:parent-style-name="DefaultParagraphFont" style:family="text">
      <style:text-properties fo:font-size="8pt" style:font-size-asian="8pt" style:font-size-complex="8pt" fo:language="en" fo:country="US"/>
    </style:style>
    <style:style style:name="T598" style:parent-style-name="DefaultParagraphFont" style:family="text">
      <style:text-properties fo:font-weight="bold" style:font-weight-asian="bold" fo:font-size="8pt" style:font-size-asian="8pt" style:font-size-complex="8pt" fo:language="en" fo:country="US"/>
    </style:style>
    <style:style style:name="T599" style:parent-style-name="DefaultParagraphFont" style:family="text">
      <style:text-properties fo:font-weight="bold" style:font-weight-asian="bold" style:font-weight-complex="bold" fo:font-size="8pt" style:font-size-asian="8pt" style:font-size-complex="8pt" fo:language="en" fo:country="US"/>
    </style:style>
    <style:style style:name="T600" style:parent-style-name="DefaultParagraphFont" style:family="text">
      <style:text-properties fo:font-size="8pt" style:font-size-asian="8pt" style:font-size-complex="8pt" fo:language="en" fo:country="US"/>
    </style:style>
    <style:style style:name="T601" style:parent-style-name="DefaultParagraphFont" style:family="text">
      <style:text-properties fo:font-weight="bold" style:font-weight-asian="bold" fo:font-size="8pt" style:font-size-asian="8pt" style:font-size-complex="8pt" fo:language="en" fo:country="US"/>
    </style:style>
    <style:style style:name="T602" style:parent-style-name="DefaultParagraphFont" style:family="text">
      <style:text-properties fo:font-weight="bold" style:font-weight-asian="bold" style:font-weight-complex="bold" fo:font-size="8pt" style:font-size-asian="8pt" style:font-size-complex="8pt" fo:language="en" fo:country="US"/>
    </style:style>
    <style:style style:name="T603" style:parent-style-name="DefaultParagraphFont" style:family="text">
      <style:text-properties fo:font-size="8pt" style:font-size-asian="8pt" style:font-size-complex="8pt" fo:language="en" fo:country="US"/>
    </style:style>
    <style:style style:name="T604" style:parent-style-name="DefaultParagraphFont" style:family="text">
      <style:text-properties fo:font-weight="bold" style:font-weight-asian="bold" fo:font-size="8pt" style:font-size-asian="8pt" style:font-size-complex="8pt" fo:language="en" fo:country="US"/>
    </style:style>
    <style:style style:name="T605" style:parent-style-name="DefaultParagraphFont" style:family="text">
      <style:text-properties fo:font-weight="bold" style:font-weight-asian="bold" style:font-weight-complex="bold" fo:font-size="8pt" style:font-size-asian="8pt" style:font-size-complex="8pt" fo:language="en" fo:country="US"/>
    </style:style>
    <style:style style:name="T606" style:parent-style-name="DefaultParagraphFont" style:family="text">
      <style:text-properties fo:font-size="8pt" style:font-size-asian="8pt" style:font-size-complex="8pt" fo:language="en" fo:country="US"/>
    </style:style>
    <style:style style:name="T607" style:parent-style-name="DefaultParagraphFont" style:family="text">
      <style:text-properties fo:font-weight="bold" style:font-weight-asian="bold" fo:font-size="8pt" style:font-size-asian="8pt" style:font-size-complex="8pt" fo:language="en" fo:country="US"/>
    </style:style>
    <style:style style:name="T608" style:parent-style-name="DefaultParagraphFont" style:family="text">
      <style:text-properties fo:font-weight="bold" style:font-weight-asian="bold" style:font-weight-complex="bold" fo:font-size="8pt" style:font-size-asian="8pt" style:font-size-complex="8pt" fo:language="en" fo:country="US"/>
    </style:style>
    <style:style style:name="T609" style:parent-style-name="DefaultParagraphFont" style:family="text">
      <style:text-properties fo:font-size="8pt" style:font-size-asian="8pt" style:font-size-complex="8pt" fo:language="en" fo:country="US"/>
    </style:style>
    <style:style style:name="T610" style:parent-style-name="DefaultParagraphFont" style:family="text">
      <style:text-properties fo:font-weight="bold" style:font-weight-asian="bold" fo:font-size="8pt" style:font-size-asian="8pt" style:font-size-complex="8pt" fo:language="en" fo:country="US"/>
    </style:style>
    <style:style style:name="P611" style:parent-style-name="normal1" style:family="paragraph">
      <style:text-properties fo:font-size="8pt" style:font-size-asian="8pt" style:font-size-complex="8pt" fo:language="en" fo:country="US"/>
    </style:style>
    <style:style style:name="P612" style:parent-style-name="normal1" style:family="paragraph">
      <style:text-properties fo:font-size="10pt" style:font-size-asian="10pt" style:font-size-complex="10pt" fo:language="en" fo:country="US"/>
    </style:style>
    <style:style style:name="T613" style:parent-style-name="DefaultParagraphFont" style:family="text">
      <style:text-properties fo:font-weight="bold" style:font-weight-asian="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style:font-weight-complex="bold" fo:font-size="8pt" style:font-size-asian="8pt" style:font-size-complex="8pt" fo:language="en" fo:country="US"/>
    </style:style>
    <style:style style:name="T616" style:parent-style-name="DefaultParagraphFont" style:family="text">
      <style:text-properties fo:font-size="8pt" style:font-size-asian="8pt" style:font-size-complex="8pt" fo:language="en" fo:country="US"/>
    </style:style>
    <style:style style:name="T617" style:parent-style-name="DefaultParagraphFont" style:family="text">
      <style:text-properties fo:font-weight="bold" style:font-weight-asian="bold" fo:font-size="8pt" style:font-size-asian="8pt" style:font-size-complex="8pt" fo:language="en" fo:country="US"/>
    </style:style>
    <style:style style:name="T618" style:parent-style-name="DefaultParagraphFont" style:family="text">
      <style:text-properties fo:font-weight="bold" style:font-weight-asian="bold" style:font-weight-complex="bold" fo:font-size="8pt" style:font-size-asian="8pt" style:font-size-complex="8pt" fo:language="en" fo:country="US"/>
    </style:style>
    <style:style style:name="T619" style:parent-style-name="DefaultParagraphFont" style:family="text">
      <style:text-properties fo:font-size="8pt" style:font-size-asian="8pt" style:font-size-complex="8pt" fo:language="en" fo:country="US"/>
    </style:style>
    <style:style style:name="T620" style:parent-style-name="DefaultParagraphFont" style:family="text">
      <style:text-properties fo:font-weight="bold" style:font-weight-asian="bold" fo:font-size="8pt" style:font-size-asian="8pt" style:font-size-complex="8pt" fo:language="en" fo:country="US"/>
    </style:style>
    <style:style style:name="P621" style:parent-style-name="normal1" style:family="paragraph">
      <style:text-properties fo:font-size="9pt" style:font-size-asian="9pt" style:font-size-complex="9pt" fo:language="en" fo:country="US"/>
    </style:style>
    <style:style style:name="P622" style:parent-style-name="normal1" style:family="paragraph">
      <style:text-properties fo:font-size="9pt" style:font-size-asian="9pt" style:font-size-complex="9pt"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T670" style:parent-style-name="DefaultParagraphFont" style:family="text">
      <style:text-properties fo:font-size="9pt" style:font-size-asian="9pt" style:font-size-complex="9pt" fo:language="en" fo:country="US"/>
    </style:style>
    <style:style style:name="T671" style:parent-style-name="DefaultParagraphFont" style:family="text">
      <style:text-properties fo:font-size="9pt" style:font-size-asian="9pt" style:font-size-complex="9pt" fo:language="en" fo:country="US"/>
    </style:style>
    <style:style style:name="T672" style:parent-style-name="DefaultParagraphFont" style:family="text">
      <style:text-properties fo:font-size="9pt" style:font-size-asian="9pt" style:font-size-complex="9pt" fo:language="en" fo:country="US"/>
    </style:style>
    <style:style style:name="P673" style:parent-style-name="normal1" style:family="paragraph">
      <style:text-properties fo:font-size="9pt" style:font-size-asian="9pt" style:font-size-complex="9pt" fo:language="en" fo:country="US"/>
    </style:style>
    <style:style style:name="T674" style:parent-style-name="DefaultParagraphFont" style:family="text">
      <style:text-properties fo:font-size="9pt" style:font-size-asian="9pt" style:font-size-complex="9pt" fo:language="en" fo:country="US"/>
    </style:style>
    <style:style style:name="T675" style:parent-style-name="DefaultParagraphFont" style:family="text">
      <style:text-properties fo:font-size="9pt" style:font-size-asian="9pt" style:font-size-complex="9pt"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style:style style:name="P710" style:parent-style-name="normal1" style:family="paragraph">
      <style:text-properties fo:font-size="9pt" style:font-size-asian="9pt" style:font-size-complex="9pt" fo:language="en" fo:country="US"/>
    </style:style>
    <style:style style:name="P711" style:parent-style-name="normal1" style:family="paragraph">
      <style:text-properties fo:font-size="9pt" style:font-size-asian="9pt" style:font-size-complex="9pt"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IMPLEMENTED</text:span></text:p>
      <text:p text:style-name="normal1"><text:span text:style-name="T480">Pripyat Poodle</text:span><text:span text:style-name="T481">(poodle with straight hair, DNA change): <text:s/>At the end of each turn you loose 10 hp, you deal double damage to the opponent.</text:span><text:span text:style-name="T482"><text:s/>IMPLEMENTED</text:span></text:p>
      <text:p text:style-name="normal1"><text:span text:style-name="T483">Ravenous Rottweiler</text:span><text:span text:style-name="T484">:15 random cards have spiky; the opponent heals for 2hp for each instance of damage they deal.<text:s/></text:span><text:span text:style-name="T485">IMPLEMENTED</text:span></text:p>
      <text:p text:style-name="normal1"><text:span text:style-name="T486">Alcoholic Anatolya</text:span><text:span text:style-name="T487"><text:s/>(Anatolian shepherd with a pun its its name making the name sound more russian): +1 to 10 cards <text:s/>2 damage it it’s owner <text:s/>for each card discarded. 2 damage to its owner for each card drawn.</text:span><text:span text:style-name="T488"><text:s/>IMPLEMENTED</text:span></text:p>
      <text:p text:style-name="normal1"><text:span text:style-name="T489">Aviator Afghan Hound</text:span><text:span text:style-name="T490">: 20 random cards have bounce, bounce effects deal 4 more damage.</text:span><text:span text:style-name="T491"><text:s/>IMPLEMENTED</text:span></text:p>
      <text:p text:style-name="normal1"><text:span text:style-name="T492">Stalwart Storozhevaya <text:s/></text:span><text:span text:style-name="T493">(represent a Moscow Watchdog): 10 cards have burn 1, 10 cards have spiky, any damage dealt to the opponent is reduced by 5.</text:span><text:span text:style-name="T494"><text:s/>IMPLEMENTED</text:span></text:p>
      <text:p text:style-name="normal1"><text:span text:style-name="T495">The Breadline Swindler</text:span><text:span text:style-name="T496">: <text:s/>hand size of 9, <text:s/>10 cards have bounce, 10 burn 1, 10 spiky. If the opponent is made to discard cards they take 10 damage per card discarded. At the end of the turn, discard left most card.</text:span><text:span text:style-name="T497"><text:s/>IMPLEMENTED</text:span></text:p>
      <text:p text:style-name="normal1"><text:span text:style-name="T498">Russian Roulette Rascal</text:span><text:span text:style-name="T499">: after each turn flip a coin,  Crest X% opponent takes 35 damage, <text:s/>Grate X% you take 35 damage. For each<text:s/></text:span><text:span text:style-name="T500">5 damag</text:span><text:span text:style-name="T501"><text:s/>you take increases the probability of Grate by 1%. Each<text:s/></text:span><text:span text:style-name="T502">5dmg</text:span><text:span text:style-name="T503"><text:s/>the opponent takes increases the probability of Crest by 1%.</text:span><text:span text:style-name="T504"><text:s/></text:span><text:span text:style-name="T505">IMPLEMENTED</text:span></text:p>
      <text:p text:style-name="P506"/>
      <text:p text:style-name="P507"/>
      <text:p text:style-name="P508"/>
      <text:p text:style-name="P509">Day 3:150hp full <text:s/>deck crazy shit in general, objectively unfair, fuck you lol</text:p>
      <text:p text:style-name="normal1"><text:span text:style-name="T510">Siberian Bear Hunter</text:span><text:span text:style-name="T511">: All cards start by having spiky 5. Each time and unblocked card does damage to you, all of the opponents cards gain spiky 1.</text:span><text:span text:style-name="T512"><text:s/></text:span><text:span text:style-name="T513">IMPLEMENTED</text:span></text:p>
      <text:p text:style-name="normal1"><text:span text:style-name="T514">Virtuoso:<text:s/></text:span><text:span text:style-name="T515">hand size of 20. if you defend all their cards they receive 50 damage. Each card has burn<text:s/></text:span><text:span text:style-name="T516">5</text:span><text:span text:style-name="T517">.</text:span><text:span text:style-name="T518"><text:s/></text:span><text:span text:style-name="T519">IMPLEMENTED</text:span></text:p>
      <text:p text:style-name="normal1"><text:span text:style-name="T520">Tanker Terrier</text:span><text:span text:style-name="T521">: 15 random cards have Bounce, 15 random cards have Spiky 3. When the opponent is above 75 hp they take<text:s/></text:span><text:span text:style-name="T522">10</text:span><text:span text:style-name="T523"><text:s/>damage less from all sources. When they are below that threshold they take triple damage.</text:span><text:span text:style-name="T524"><text:s/></text:span><text:span text:style-name="T525">IMPLEMENTED</text:span></text:p>
      <text:p text:style-name="normal1"><text:span text:style-name="T526">The Kremlin Kleptocrat</text:span><text:span text:style-name="T527">: every time a card you own gets discarded, <text:s/>the opponent creates a copy of that card in his deck, removing another card he has at random.</text:span></text:p>
      <text:p text:style-name="normal1"><text:span text:style-name="T528">The Perestroika Pragmatist (a pug)</text:span><text:span text:style-name="T529">: all cards have draw 1, at the end of each turn <text:s/>discard all of your remaining hand. You receive 2 damage per card discarded.</text:span></text:p>
      <text:p text:style-name="normal1"><text:span text:style-name="T530">The Troika Terror</text:span><text:span text:style-name="T531">: each third instance of damage is tripled. 10 cards +1.</text:span></text:p>
      <text:p text:style-name="normal1"><text:span text:style-name="T532">The Jade Rod Jailer</text:span><text:span text:style-name="T533">: and the start of the game, 10 cards are taken from your deck until the end of the turn. You cannot play them. 10 cards have resotring , 10 cards have spiky.</text:span></text:p>
      <text:soft-page-break/>
      <text:p text:style-name="normal1"><text:span text:style-name="T534">The Tax Collector</text:span><text:span text:style-name="T535">: you lose rubles equal to the amount of damage dealt to you. 20 cards have resotring, 10 cards have parry.</text:span></text:p>
      <text:p text:style-name="P536"/>
      <text:p text:style-name="P537"/>
      <text:p text:style-name="P538"/>
      <text:p text:style-name="P539"/>
      <text:p text:style-name="P540"/>
      <text:p text:style-name="P541"/>
      <text:p text:style-name="P542"/>
      <text:p text:style-name="normal1"><text:span text:style-name="T543">Bosses weird decks that are custom for each boss, interesting mechanic and some modifiers thrown in.</text:span></text:p>
      <text:p text:style-name="normal1"><text:span text:style-name="T544">Corrupt Minister Mastiff</text:span><text:span text:style-name="T545">: hand size of 3, all deck is face cards J-K. At the end of the turn receive 5 damage for each card in hand.</text:span></text:p>
      <text:p text:style-name="normal1"><text:span text:style-name="T546">The Gypsy Wolfhound</text:span><text:span text:style-name="T547">:<text:s/></text:span><text:span text:style-name="T548"><text:s/>at the start of each turn the opponent nominates 3 random cards, If you have them in your hand at the end of the turn you recieve damage equal to the cards damage +5;</text:span></text:p>
      <text:p text:style-name="normal1"><text:span text:style-name="T549">:the suit last played is debuffed.</text:span></text:p>
      <text:p text:style-name="P550"/>
      <text:p text:style-name="P551"/>
      <text:p text:style-name="normal1"><text:span text:style-name="T552">Bosses; 200*day(200,400,600)</text:span></text:p>
      <text:p text:style-name="normal1"><text:span text:style-name="T553">Obese Dvorniashka</text:span><text:span text:style-name="T554">: Full Deck All cards have restoring <text:s text:c="2"/>IMPLEMENTED</text:span></text:p>
      <text:p text:style-name="normal1"><text:span text:style-name="T555">Swift Dvorniashka</text:span><text:span text:style-name="T556"><text:s/>: Full Deck All Cards have parry <text:s/>IMPLEMENTED</text:span></text:p>
      <text:p text:style-name="normal1"><text:span text:style-name="T557">Bouncer Dvorniashka:</text:span><text:span text:style-name="T558"><text:s/>Full Deck All Cards have bounce and burn 2 IMPLEMENTED</text:span></text:p>
      <text:p text:style-name="normal1"><text:span text:style-name="T559">Bear?</text:span><text:span text:style-name="T560">: full deck, has balalaika item passive (every third instance of damage is tripled). All cards have burn 1 IMPLEMENTED</text:span></text:p>
      <text:p text:style-name="normal1"><text:span text:style-name="T561">Virtuoso:<text:s/></text:span><text:span text:style-name="T562">full deck, burn 7 and cripple on all 7s and a hand size of 10.</text:span></text:p>
      <text:p text:style-name="P563"/>
      <text:p text:style-name="P564"/>
      <text:p text:style-name="P565">Brainstorm:</text:p>
      <text:p text:style-name="P566">Card restrictions:</text:p>
      <text:p text:style-name="P567">Specific number</text:p>
      <text:p text:style-name="P568">Specific suit</text:p>
      <text:p text:style-name="P569">Even numbers</text:p>
      <text:p text:style-name="P570">Odd numbers<text:line-break/>Actions: on draw, on play, on reverse,on defend, cards being discarded.</text:p>
      <text:p text:style-name="P571"/>
      <text:p text:style-name="P572">Test for durak deck:</text:p>
      <text:p text:style-name="P573">Can reverse <text:s/>well</text:p>
      <text:p text:style-name="P574">Has high cards</text:p>
      <text:p text:style-name="P575">Has low <text:s/>cards as well.</text:p>
      <text:p text:style-name="P576">Has sustain.</text:p>
      <text:p text:style-name="P577">Has enough dps.</text:p>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Active Items (Usable once per encounter):</text:p>
      <text:p text:style-name="P592">Rare (non stackable appear in shops):</text:p>
      <text:p text:style-name="normal1"><text:span text:style-name="T593">Emergency Contact</text:span><text:span text:style-name="T594">: discard right-most card, draw 1 card and heal 5 hp.</text:span><text:span text:style-name="T595">IMPLEMENTED</text:span></text:p>
      <text:p text:style-name="normal1"><text:span text:style-name="T596">Stray's Lucky Coin:<text:s/></text:span><text:span text:style-name="T597">A chance to either have two random cards discarded from you hand (%) or making the opponent discard 2 cards(%). A given outcome increases its possibility to happen in the future.</text:span><text:span text:style-name="T598"><text:s/>IMPLEMENTED</text:span></text:p>
      <text:p text:style-name="normal1"><text:span text:style-name="T599">The Iron Curtain<text:s/></text:span><text:span text:style-name="T600">:Spades debuffed this turn.<text:s/></text:span><text:span text:style-name="T601">IMPLEMENTED</text:span></text:p>
      <text:p text:style-name="normal1"><text:span text:style-name="T602">The Ptyuch Fold</text:span><text:span text:style-name="T603">: Clubs debuffed this turn.</text:span><text:span text:style-name="T604">IMPLEMENTED</text:span></text:p>
      <text:p text:style-name="normal1"><text:span text:style-name="T605">The Red Tape</text:span><text:span text:style-name="T606">: Hearts debuffed this turn.</text:span><text:span text:style-name="T607">IMPLEMENTED</text:span></text:p>
      <text:p text:style-name="normal1"><text:span text:style-name="T608">The Mir Directive</text:span><text:span text:style-name="T609">: Diamonds debuffed this turn.</text:span><text:span text:style-name="T610">IMPLEMENTED</text:span></text:p>
      <text:p text:style-name="P611"/>
      <text:p text:style-name="P612">Legendary:</text:p>
      <text:p text:style-name="normal1"><text:span text:style-name="T613">Oligarch’s Prestige: o</text:span><text:span text:style-name="T614">pponent discards a card for each modified card in your hand.</text:span></text:p>
      <text:p text:style-name="normal1"><text:span text:style-name="T615">The Sentinel's Farewell</text:span><text:span text:style-name="T616">: Set your life total to 1 hp. You cannot receive damage this turn.</text:span><text:span text:style-name="T617">IMPLEMENTED</text:span></text:p>
      <text:p text:style-name="normal1"><text:span text:style-name="T618">Muzzle:<text:s/></text:span><text:span text:style-name="T619">opponent cannot play face cards for one turn.</text:span><text:span text:style-name="T620">IMPLEMENTED</text:span></text:p>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normal1"><text:span text:style-name="T670">TODO:</text:span></text:p>
      <text:p text:style-name="normal1"><text:span text:style-name="T671">active items</text:span></text:p>
      <text:p text:style-name="normal1"><text:span text:style-name="T672">make end of match screen slide out from the bottom.</text:span></text:p>
      <text:p text:style-name="P673">Add more interesting encounters.</text:p>
      <text:p text:style-name="normal1"><text:span text:style-name="T674">put boxed into the item panels like mewgenics</text:span></text:p>
      <text:p text:style-name="normal1"><text:span text:style-name="T675">update opponent to play clever with modifiers, prioritize restoring when lo health, attack with spiky/burn cards, try to reverse with parry, defend with bounce if possible.</text:span></text:p>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1T23:42:00Z</dc:date>
    <meta:template xlink:href="Normal.dotm" xlink:type="simple"/>
    <meta:editing-cycles>412</meta:editing-cycles>
    <meta:editing-duration>PT116040S</meta:editing-duration>
    <meta:user-defined meta:name="AppVersion">15.0000</meta:user-defined>
    <meta:document-statistic meta:page-count="9" meta:paragraph-count="31" meta:word-count="2385" meta:character-count="15949" meta:row-count="113" meta:non-whitespace-character-count="13595"/>
  </office:meta>
</office:document-meta>
</file>